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A8000001D80EC9362402725A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05cm" fo:min-width="0.9cm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text-properties fo:font-size="8pt"/>
    </style:style>
    <style:style style:name="P4" style:family="paragraph">
      <loext:graphic-properties draw:fill="solid" draw:fill-color="#ffffff"/>
      <style:text-properties fo:font-size="8pt" style:font-size-asian="10pt" style:font-size-complex="10pt"/>
    </style:style>
    <style:style style:name="T1" style:family="text">
      <style:text-properties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999cm" svg:height="6.334cm" svg:x="0.307cm" svg:y="0.035cm">
          <draw:image xlink:href="Pictures/10000201000004A8000001D80EC9362402725A73.png" xlink:type="simple" xlink:show="embed" xlink:actuate="onLoad">
            <text:p/>
          </draw:image>
        </draw:frame>
        <draw:custom-shape draw:style-name="gr2" draw:text-style-name="P2" draw:layer="layout" svg:width="1.4cm" svg:height="0.3cm" svg:x="7.6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0.3cm" svg:x="7.6cm" svg:y="0.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04cm" svg:height="0.569cm" svg:x="6.3cm" svg:y="5.931cm">
          <draw:text-box>
            <text:p text:style-name="P3"><text:span text:style-name="T1">No. samples with no coverage</text:span></text:p>
          </draw:text-box>
        </draw:frame>
        <draw:frame draw:style-name="gr3" draw:text-style-name="P4" draw:layer="layout" svg:width="5.341cm" svg:height="0.569cm" draw:transform="rotate (1.5707963267949) translate (15.931cm 5.5cm)">
          <draw:text-box>
            <text:p text:style-name="P3"><text:span text:style-name="T1">Percent variants with Mendelian errors</text:span></text:p>
          </draw:text-box>
        </draw:frame>
        <draw:frame draw:style-name="gr3" draw:text-style-name="P4" draw:layer="layout" svg:width="2.018cm" svg:height="0.569cm" draw:transform="rotate (1.5707963267949) translate (0.032cm 3.801cm)">
          <draw:text-box>
            <text:p text:style-name="P3"><text:span text:style-name="T1">No. varian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6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7:33:17.605341848</meta:creation-date>
    <dc:date>2020-12-08T17:42:18.821340452</dc:date>
    <meta:editing-duration>PT9M1S</meta:editing-duration>
    <meta:editing-cycles>2</meta:editing-cycles>
    <meta:generator>LibreOffice/6.0.7.3$Linux_X86_64 LibreOffice_project/00m0$Build-3</meta:generator>
    <meta:document-statistic meta:object-count="6"/>
  </office:meta>
</office:document-meta>
</file>